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92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6_1YR_C15010A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 - Science and Engineering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: - Science and Engineering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Science and Engineering Related Fields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Science and Engineering Related Fields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Business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Business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: - Education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: - Education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Total: - Arts, Humanities and Other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Total: - Arts, Humanities and Ot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/6.0.7.3$Linux_X86_64 LibreOffice_project/00m0$Build-3</meta:generator>
  </office:meta>
</office:document-meta>
</file>